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29DD0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Montserrat, Helvetica, Roboto, Oxygen, Ubuntu, Cantarell, 'Fira Sans', 'Droid Sans', sans-serif"/>
  </office:font-face-decls>
  <office:automatic-styles>
    <style:style style:name="P1" style:family="paragraph" style:parent-style-name="Standard"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paragraph-rsid="009ed780"/>
    </style:style>
    <style:style style:name="P16" style:family="paragraph" style:parent-style-name="Text_20_body">
      <style:text-properties officeooo:rsid="009402bc" officeooo:paragraph-rsid="009402bc"/>
    </style:style>
    <style:style style:name="P17" style:family="paragraph" style:parent-style-name="Heading_20_4" style:list-style-name="L3"/>
    <style:style style:name="P18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23bca"/>
    </style:style>
    <style:style style:name="P21" style:family="paragraph" style:parent-style-name="Heading_20_4" style:list-style-name="L3">
      <style:text-properties officeooo:paragraph-rsid="00a3633d"/>
    </style:style>
    <style:style style:name="P22" style:family="paragraph" style:parent-style-name="Text_20_body" style:list-style-name="L3"/>
    <style:style style:name="P23" style:family="paragraph" style:parent-style-name="Text_20_body" style:list-style-name="L4">
      <style:paragraph-properties fo:margin-top="0in" fo:margin-bottom="0in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text-properties officeooo:paragraph-rsid="0096009d"/>
    </style:style>
    <style:style style:name="P26" style:family="paragraph" style:parent-style-name="Text_20_body">
      <style:text-properties officeooo:rsid="0096daa6" officeooo:paragraph-rsid="0096daa6"/>
    </style:style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7">
      <style:paragraph-properties fo:margin-top="0in" fo:margin-bottom="0in" style:contextual-spacing="false"/>
      <style:text-properties officeooo:paragraph-rsid="0096641e"/>
    </style:style>
    <style:style style:name="P32" style:family="paragraph" style:parent-style-name="Text_20_body" style:list-style-name="L7">
      <style:text-properties officeooo:paragraph-rsid="0096641e"/>
    </style:style>
    <style:style style:name="P33" style:family="paragraph" style:parent-style-name="Text_20_body">
      <style:text-properties officeooo:paragraph-rsid="0096641e"/>
    </style:style>
    <style:style style:name="P34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35" style:family="paragraph" style:parent-style-name="Text_20_body" style:list-style-name="L8">
      <style:text-properties officeooo:paragraph-rsid="0096641e"/>
    </style:style>
    <style:style style:name="P36" style:family="paragraph" style:parent-style-name="Text_20_body" style:list-style-name="L9">
      <style:paragraph-properties fo:margin-top="0in" fo:margin-bottom="0in" style:contextual-spacing="false"/>
      <style:text-properties officeooo:paragraph-rsid="0096641e"/>
    </style:style>
    <style:style style:name="P37" style:family="paragraph" style:parent-style-name="Text_20_body" style:list-style-name="L9">
      <style:text-properties officeooo:paragraph-rsid="0096641e"/>
    </style:style>
    <style:style style:name="P38" style:family="paragraph" style:parent-style-name="Text_20_body">
      <style:text-properties officeooo:rsid="0096641e" officeooo:paragraph-rsid="0096641e"/>
    </style:style>
    <style:style style:name="P39" style:family="paragraph" style:parent-style-name="Text_20_body" style:list-style-name="L10">
      <style:paragraph-properties fo:margin-top="0in" fo:margin-bottom="0in" style:contextual-spacing="false"/>
      <style:text-properties officeooo:paragraph-rsid="0096641e"/>
    </style:style>
    <style:style style:name="P40" style:family="paragraph" style:parent-style-name="Text_20_body" style:list-style-name="L10">
      <style:text-properties officeooo:paragraph-rsid="0096641e"/>
    </style:style>
    <style:style style:name="P41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42" style:family="paragraph" style:parent-style-name="Text_20_body" style:list-style-name="L11">
      <style:paragraph-properties fo:margin-top="0in" fo:margin-bottom="0in" style:contextual-spacing="false"/>
      <style:text-properties officeooo:paragraph-rsid="0096daa6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rsid="0096daa6" officeooo:paragraph-rsid="0096daa6"/>
    </style:style>
    <style:style style:name="P44" style:family="paragraph" style:parent-style-name="Text_20_body" style:list-style-name="L11">
      <style:text-properties officeooo:paragraph-rsid="0096641e"/>
    </style:style>
    <style:style style:name="P45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96daa6"/>
    </style:style>
    <style:style style:name="P46" style:family="paragraph" style:parent-style-name="Text_20_body" style:list-style-name="L12">
      <style:text-properties officeooo:paragraph-rsid="0096641e"/>
    </style:style>
    <style:style style:name="P47" style:family="paragraph" style:parent-style-name="Text_20_body">
      <style:text-properties officeooo:rsid="0098c922" officeooo:paragraph-rsid="0098c922"/>
    </style:style>
    <style:style style:name="P48" style:family="paragraph" style:parent-style-name="Text_20_body" style:list-style-name="L13">
      <style:text-properties officeooo:rsid="0099fb35" officeooo:paragraph-rsid="0099fb35"/>
    </style:style>
    <style:style style:name="P49" style:family="paragraph" style:parent-style-name="Text_20_body">
      <style:text-properties officeooo:paragraph-rsid="0099fb35"/>
    </style:style>
    <style:style style:name="P50" style:family="paragraph" style:parent-style-name="Text_20_body" style:list-style-name="L14">
      <style:paragraph-properties fo:margin-top="0in" fo:margin-bottom="0in" style:contextual-spacing="false"/>
      <style:text-properties officeooo:paragraph-rsid="0098c922"/>
    </style:style>
    <style:style style:name="P51" style:family="paragraph" style:parent-style-name="Text_20_body" style:list-style-name="L14">
      <style:text-properties officeooo:paragraph-rsid="009aa9ae"/>
    </style:style>
    <style:style style:name="P52" style:family="paragraph" style:parent-style-name="Text_20_body">
      <style:text-properties officeooo:paragraph-rsid="0098c922"/>
    </style:style>
    <style:style style:name="P53" style:family="paragraph" style:parent-style-name="Text_20_body" style:list-style-name="L15">
      <style:paragraph-properties fo:margin-top="0in" fo:margin-bottom="0in" style:contextual-spacing="false"/>
      <style:text-properties officeooo:rsid="0096daa6" officeooo:paragraph-rsid="009aa9ae"/>
    </style:style>
    <style:style style:name="P54" style:family="paragraph" style:parent-style-name="Text_20_body" style:list-style-name="L15">
      <style:paragraph-properties fo:margin-top="0in" fo:margin-bottom="0in" style:contextual-spacing="false"/>
      <style:text-properties officeooo:rsid="009aa9ae" officeooo:paragraph-rsid="009aa9ae"/>
    </style:style>
    <style:style style:name="P55" style:family="paragraph" style:parent-style-name="Text_20_body" style:list-style-name="L15">
      <style:paragraph-properties fo:margin-top="0in" fo:margin-bottom="0in" style:contextual-spacing="false"/>
      <style:text-properties officeooo:paragraph-rsid="009ca457"/>
    </style:style>
    <style:style style:name="P56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57" style:family="paragraph" style:parent-style-name="Text_20_body">
      <style:text-properties officeooo:paragraph-rsid="009ca457"/>
    </style:style>
    <style:style style:name="P58" style:family="paragraph" style:parent-style-name="Text_20_body" style:list-style-name="L17">
      <style:paragraph-properties fo:margin-top="0in" fo:margin-bottom="0in" style:contextual-spacing="false"/>
      <style:text-properties officeooo:rsid="009ed780" officeooo:paragraph-rsid="009ed780"/>
    </style:style>
    <style:style style:name="P59" style:family="paragraph" style:parent-style-name="Text_20_body" style:list-style-name="L17">
      <style:paragraph-properties fo:margin-top="0in" fo:margin-bottom="0in" style:contextual-spacing="false"/>
      <style:text-properties officeooo:rsid="009aa9ae" officeooo:paragraph-rsid="009ca457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officeooo:rsid="008eb89e"/>
    </style:style>
    <style:style style:name="T4" style:family="text">
      <style:text-properties officeooo:rsid="0091e581"/>
    </style:style>
    <style:style style:name="T5" style:family="text">
      <style:text-properties fo:font-variant="normal" fo:text-transform="none" fo:color="#141318" loext:opacity="100%" fo:letter-spacing="normal" officeooo:rsid="00a0cf58"/>
    </style:style>
    <style:style style:name="T6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8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9" style:family="text">
      <style:text-properties officeooo:rsid="00932a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96009d"/>
    </style:style>
    <style:style style:name="T12" style:family="text">
      <style:text-properties fo:font-weight="bold" officeooo:rsid="00a459ca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a0cf58" style:font-weight-asian="bold" style:font-weight-complex="bold"/>
    </style:style>
    <style:style style:name="T15" style:family="text">
      <style:text-properties fo:font-weight="bold" officeooo:rsid="008eb89e" style:font-weight-asian="bold" style:font-weight-complex="bold"/>
    </style:style>
    <style:style style:name="T16" style:family="text">
      <style:text-properties officeooo:rsid="00a0cf58"/>
    </style:style>
    <style:style style:name="T17" style:family="text">
      <style:text-properties officeooo:rsid="00ab227b"/>
    </style:style>
    <style:style style:name="T18" style:family="text">
      <style:text-properties officeooo:rsid="00a3633d"/>
    </style:style>
    <style:style style:name="T19" style:family="text">
      <style:text-properties officeooo:rsid="00a459ca"/>
    </style:style>
    <style:style style:name="T20" style:family="text">
      <style:text-properties fo:font-weight="bold" officeooo:rsid="0096641e" style:font-weight-asian="bold" style:font-weight-complex="bold"/>
    </style:style>
    <style:style style:name="T21" style:family="text">
      <style:text-properties officeooo:rsid="0096641e"/>
    </style:style>
    <style:style style:name="T22" style:family="text">
      <style:text-properties fo:font-weight="normal" officeooo:rsid="0096641e" style:font-weight-asian="normal" style:font-weight-complex="normal"/>
    </style:style>
    <style:style style:name="T23" style:family="text">
      <style:text-properties fo:font-weight="bold" officeooo:rsid="0096daa6" style:font-weight-asian="bold" style:font-weight-complex="bold"/>
    </style:style>
    <style:style style:name="T24" style:family="text">
      <style:text-properties officeooo:rsid="0096daa6"/>
    </style:style>
    <style:style style:name="T25" style:family="text">
      <style:text-properties officeooo:rsid="0098c922"/>
    </style:style>
    <style:style style:name="T26" style:family="text">
      <style:text-properties officeooo:rsid="0099fb35"/>
    </style:style>
    <style:style style:name="T27" style:family="text">
      <style:text-properties officeooo:rsid="009aa9ae"/>
    </style:style>
    <style:style style:name="T28" style:family="text">
      <style:text-properties officeooo:rsid="009ca457"/>
    </style:style>
    <style:style style:name="T29" style:family="text">
      <style:text-properties fo:font-weight="bold" officeooo:rsid="009aa9ae" style:font-weight-asian="bold" style:font-weight-complex="bold"/>
    </style:style>
    <style:style style:name="T30" style:family="text">
      <style:text-properties officeooo:rsid="009d38f2"/>
    </style:style>
    <style:style style:name="T31" style:family="text">
      <style:text-properties fo:font-weight="bold" officeooo:rsid="009d38f2" style:font-weight-asian="bold" style:font-weight-complex="bold"/>
    </style:style>
    <style:style style:name="T32" style:family="text">
      <style:text-properties fo:font-weight="normal" officeooo:rsid="009ed780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per RT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2</text:a></text:p>
          <text:p text:style-name="P4"><text:a xlink:type="simple" xlink:href="#__RefHeading___Toc1313_210520393" text:style-name="Index_20_Link" text:visited-style-name="Index_20_Link">1. Conversione di cripto-attività in valuta fiat (ad esempio, euro o dollaro).<text:tab/>3</text:a></text:p>
          <text:p text:style-name="P4"><text:a xlink:type="simple" xlink:href="#__RefHeading___Toc1315_210520393" text:style-name="Index_20_Link" text:visited-style-name="Index_20_Link">2. Scambio tra cripto-attività aventi diverse caratteristiche e funzioni.<text:tab/>3</text:a></text:p>
          <text:p text:style-name="P4"><text:a xlink:type="simple" xlink:href="#__RefHeading___Toc1317_210520393" text:style-name="Index_20_Link" text:visited-style-name="Index_20_Link">3. Acquisto di beni o servizi utilizzando cripto-attività.<text:tab/>3</text:a></text:p>
          <text:p text:style-name="P4"><text:a xlink:type="simple" xlink:href="#__RefHeading___Toc1319_210520393" text:style-name="Index_20_Link" text:visited-style-name="Index_20_Link">4. Proventi da detenzione.<text:tab/>3</text:a></text:p>
          <text:p text:style-name="P3"><text:a xlink:type="simple" xlink:href="#__RefHeading___Toc6315_3813282808" text:style-name="Index_20_Link" text:visited-style-name="Index_20_Link">Casi Non Fiscalmente Rilevanti<text:tab/>3</text:a></text:p>
          <text:p text:style-name="P3"><text:a xlink:type="simple" xlink:href="#__RefHeading___Toc6317_3813282808" text:style-name="Index_20_Link" text:visited-style-name="Index_20_Link">Metodo di Valutazione: LiFo<text:tab/>3</text:a></text:p>
          <text:p text:style-name="P3"><text:a xlink:type="simple" xlink:href="#__RefHeading___Toc1090_210520393" text:style-name="Index_20_Link" text:visited-style-name="Index_20_Link">Esempi di calcolo Plusvalenze con metodi LiFo<text:tab/>4</text:a></text:p>
          <text:p text:style-name="P4"><text:a xlink:type="simple" xlink:href="#__RefHeading___Toc1092_210520393" text:style-name="Index_20_Link" text:visited-style-name="Index_20_Link">Esempio 1 – Compravendita BTC:<text:tab/>4</text:a></text:p>
          <text:p text:style-name="P4"><text:a xlink:type="simple" xlink:href="#__RefHeading___Toc1094_210520393" text:style-name="Index_20_Link" text:visited-style-name="Index_20_Link">Esempio 2 – Compravendita BTC con frazioni di vendita:<text:tab/>4</text:a></text:p>
          <text:p text:style-name="P4"><text:a xlink:type="simple" xlink:href="#__RefHeading___Toc1096_210520393" text:style-name="Index_20_Link" text:visited-style-name="Index_20_Link">Esempio 3 – Scambio tra cripto omogenee e successiva vendita:<text:tab/>4</text:a></text:p>
          <text:p text:style-name="P4"><text:a xlink:type="simple" xlink:href="#__RefHeading___Toc1098_210520393" text:style-name="Index_20_Link" text:visited-style-name="Index_20_Link">Esempio 4 – Successivi scambi e vendite cripto omogenee:<text:tab/>5</text:a></text:p>
          <text:p text:style-name="P4"><text:a xlink:type="simple" xlink:href="#__RefHeading___Toc1100_210520393" text:style-name="Index_20_Link" text:visited-style-name="Index_20_Link">Esempio 5 – Compravendita NFT:<text:tab/>5</text:a></text:p>
          <text:p text:style-name="P4"><text:a xlink:type="simple" xlink:href="#__RefHeading___Toc1102_210520393" text:style-name="Index_20_Link" text:visited-style-name="Index_20_Link">Esempio 6 – Proventi da Staking:<text:tab/>6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3">Le </text:span>plusvalenze generate dalla compravendita <text:span text:style-name="T3">di cripto-attività </text:span>sono soggette a tassazione <text:span text:style-name="T4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4">circolare 30/E dell’Agenzia delle Entrate</text:span></text:a><text:span text:style-name="T4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4">(Commi dal 126 al 146)</text:span>, è stato introdotto un quadro normativo più chiaro, che include:</text:p>
      <text:list text:style-name="L1">
        <text:list-item>
          <text:p text:style-name="P8"><text:span text:style-name="T5">Definizione di</text:span><text:span text:style-name="T6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7">Che i </text:span><text:span text:style-name="T6">proventi realizzati mediante </text:span><text:span text:style-name="T8">rimborso</text:span><text:span text:style-name="T6"> o </text:span><text:span text:style-name="T8">cessione a titolo oneroso</text:span><text:span text:style-name="T6">, </text:span><text:span text:style-name="T8">permuta</text:span><text:span text:style-name="T6"> o </text:span><text:span text:style-name="T8">detenzione</text:span><text:span text:style-name="T6"> di cripto-attività </text:span><text:span text:style-name="T7">concorrono alla realizzazione delle plusvalenze</text:span><text:span text:style-name="T6">.</text:span></text:p>
        </text:list-item>
        <text:list-item>
          <text:p text:style-name="P10"><text:span text:style-name="T9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9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9">(Commi dal 23 al 29) </text:span>è stata poi abolita la soglia dei 2000<text:span text:style-name="Strong_20_Emphasis"><text:span text:style-name="T10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1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5"><text:span text:style-name="Strong_20_Emphasis"><text:span text:style-name="T10">Plusvalenza = Prezzo di vendita - Prezzo di acquisto</text:span></text:span></text:p>
      <text:p text:style-name="P16"/>
      <text:h text:style-name="Heading_20_3" text:outline-level="3"><text:bookmark-start text:name="__RefHeading___Toc6313_3813282808"/>Casi Fiscalmente Rilevanti<text:bookmark-end text:name="__RefHeading___Toc6313_3813282808"/></text:h>
      <text:p text:style-name="Text_20_body">Sono considerate fiscalmente rilevanti le operazioni che comportano:</text:p>
      <text:list text:style-name="L3">
        <text:list-item>
          <text:h text:style-name="P17" text:outline-level="4"><text:bookmark-start text:name="__RefHeading___Toc1313_210520393"/><text:soft-page-break/><text:span text:style-name="T12">C</text:span><text:span text:style-name="T13">onversione di cripto-</text:span><text:span text:style-name="T14">attività</text:span><text:span text:style-name="T13"> in valuta fiat</text:span> (ad esempio, euro o dollaro). <text:bookmark-end text:name="__RefHeading___Toc1313_210520393"/></text:h>
        </text:list-item>
        <text:list-item>
          <text:h text:style-name="P17" text:outline-level="4"><text:bookmark-start text:name="__RefHeading___Toc1315_210520393"/><text:span text:style-name="T12">S</text:span><text:span text:style-name="T15">cambio</text:span><text:span text:style-name="T13"> </text:span><text:span text:style-name="T14">tra cripto-attività aventi diverse caratteristiche e funzioni</text:span><text:span text:style-name="T16">.</text:span><text:bookmark-end text:name="__RefHeading___Toc1315_210520393"/></text:h>
          <text:p text:style-name="P18"><text:span text:style-name="T16">Come si evince dalla circolare 30/E dell’Agenzia delle Entrate gli scambi rilevanti sono quelli tra queste 3 categorie disomogenee ovvero </text:span><text:span text:style-name="T14">E-MoneyToken</text:span><text:span text:style-name="T16">, </text:span><text:span text:style-name="T14">NFT</text:span><text:span text:style-name="T16"> e </text:span><text:span text:style-name="T14">criptovalute</text:span><text:span text:style-name="T16"> “generiche”.</text:span></text:p>
          <text:p text:style-name="P18"/>
          <text:p text:style-name="P19">Il problema ora sta proprio nella definizione di E-<text:span text:style-name="T17">M</text:span>oneyToken, nella circolare 30/E l’agenzia delle entrate fa riferimento al MiCA e divide le stablecoin in 2 categorie, <text:span text:style-name="T13">E-Money Token (EMT)</text:span><text:span text:style-name="T10"> e </text:span><text:span text:style-name="T13">Assed-Referenced Token (ART).</text:span></text:p>
          <text:p text:style-name="P19"><text:span text:style-name="T18">E’</text:span> abbastanza chiaro <text:span text:style-name="T18">leggendo la definizione </text:span>che le stablecoin legate a moneta FIAT non sono Asset-Referenced Token ma è anche vero che per essere EMT <text:span text:style-name="T18">secondo la normativa </text:span>le monete elettroniche devono rispettare determinati requisiti <text:span text:style-name="T18">e ottenere apposite licenze </text:span>per essere conformi al MiCA <text:span text:style-name="T18">ed operare a tutti gli effetti come EMT</text:span>.</text:p>
          <text:p text:style-name="P19"/>
          <text:p text:style-name="P20">A questo punto ci sono 2 scuole di pensiero, c’è chi sostiene che solo USDC a partire dal 1° Luglio 2024 <text:span text:style-name="T18">(quando è diventata MiCA compliant) </text:span><text:span text:style-name="T19">e pochissime altre</text:span><text:span text:style-name="T18"> </text:span>possa<text:span text:style-name="T19">no</text:span> definirsi EMT a tutti gli effetti, e chi invece ritiene che tutte le stable legate a moneta FIAT siano da considerarsi EMT.</text:p>
        </text:list-item>
        <text:list-item>
          <text:h text:style-name="P17" text:outline-level="4"><text:bookmark-start text:name="__RefHeading___Toc1317_210520393"/><text:span text:style-name="T12">A</text:span><text:span text:style-name="T13">cquisto di beni o servizi utilizzando cripto-</text:span><text:span text:style-name="T14">attività</text:span>. <text:bookmark-end text:name="__RefHeading___Toc1317_210520393"/></text:h>
        </text:list-item>
        <text:list-item>
          <text:h text:style-name="P21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22"><text:span text:style-name="T18">I</text:span> guadagni derivanti da strumenti come <text:span text:style-name="T11">STAKING</text:span>, EARN, interessi su prestiti di criptovalute e altre forme di reddito passivo sono considerati fiscalmente rilevanti. In questi casi, il provento è tassato come reddito diverso al momento della percezione. </text:p>
        </text:list-item>
      </text:list>
      <text:h text:style-name="Heading_20_3" text:outline-level="3"><text:bookmark-start text:name="__RefHeading___Toc6315_3813282808"/>Casi Non Fiscalmente Rilevanti<text:bookmark-end text:name="__RefHeading___Toc6315_3813282808"/></text:h>
      <text:p text:style-name="Text_20_body">Non sono invece rilevanti ai fini fiscali:</text:p>
      <text:list text:style-name="L4">
        <text:list-item>
          <text:p text:style-name="P23">I trasferimenti di criptovalute tra wallet personali (ad esempio, da un exchange a un wallet hardware). </text:p>
        </text:list-item>
        <text:list-item>
          <text:p text:style-name="P24">L'acquisto di criptovalute senza successiva vendita o utilizzo. </text:p>
        </text:list-item>
        <text:list-item>
          <text:p text:style-name="P25"><text:span text:style-name="T11">S</text:span><text:span text:style-name="T9">cambi tra </text:span>cripto-attività aventi eguali caratteristiche e funzioni</text:p>
        </text:list-item>
      </text:list>
      <text:p text:style-name="Text_20_body">In questi casi, i costi di carico delle criptovalute trasferite rimangono inalterati e devono essere tenuti in considerazione per future operazioni fiscalmente rilevanti.</text:p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><text:soft-page-break/></text:p>
      <text:h text:style-name="Heading_20_3" text:outline-level="3"><text:bookmark-start text:name="__RefHeading___Toc1090_210520393"/>Esempi di calcolo Plusvalenze con metodi LiFo<text:bookmark-end text:name="__RefHeading___Toc1090_210520393"/></text:h>
      <text:p text:style-name="P26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20">Esempio 1 – </text:span><text:span text:style-name="T2">Compravendita BTC</text:span>:<text:bookmark-end text:name="__RefHeading___Toc1092_210520393"/></text:h>
      <text:list text:style-name="L5">
        <text:list-item>
          <text:p text:style-name="P27">Acquisto di 1 BTC a <text:span text:style-name="Strong_20_Emphasis">€20.000</text:span> il 1° gennaio. </text:p>
        </text:list-item>
        <text:list-item>
          <text:p text:style-name="P27">Acquisto di 1 BTC a <text:span text:style-name="Strong_20_Emphasis">€25.000</text:span> il 1° marzo. </text:p>
        </text:list-item>
        <text:list-item>
          <text:p text:style-name="P28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0">Calcolo della plusvalenza con LiFo</text:span></text:span><text:span text:style-name="T10">:</text:span></text:p>
      <text:list text:style-name="L6">
        <text:list-item>
          <text:p text:style-name="P29">Si considera venduto il BTC acquistato il 1° marzo a €25.000. </text:p>
        </text:list-item>
        <text:list-item>
          <text:p text:style-name="P30">Plusvalenza = (€30.000 - €25.000) = €5.000. </text:p>
          <text:p text:style-name="P30"/>
        </text:list-item>
      </text:list>
      <text:h text:style-name="Heading_20_4" text:outline-level="4"><text:bookmark-start text:name="__RefHeading___Toc1094_210520393"/><text:span text:style-name="T20">Esempio 2 – </text:span><text:span text:style-name="T2">Compravendita BTC con frazioni di vendita</text:span>:<text:bookmark-end text:name="__RefHeading___Toc1094_210520393"/></text:h>
      <text:list text:style-name="L7">
        <text:list-item>
          <text:p text:style-name="P31">Acquisto di 1 BTC a <text:span text:style-name="Strong_20_Emphasis">€20.000</text:span> il 1° gennaio. </text:p>
        </text:list-item>
        <text:list-item>
          <text:p text:style-name="P31">Acquisto di 1 BTC a <text:span text:style-name="Strong_20_Emphasis">€</text:span><text:span text:style-name="Strong_20_Emphasis"><text:span text:style-name="T21">40</text:span></text:span><text:span text:style-name="Strong_20_Emphasis">.000</text:span> il 1° marzo. </text:p>
        </text:list-item>
        <text:list-item>
          <text:p text:style-name="P32">Vendita di 1,<text:span text:style-name="T21">5</text:span> BTC a <text:span text:style-name="Strong_20_Emphasis">€</text:span><text:span text:style-name="Strong_20_Emphasis"><text:span text:style-name="T21">60</text:span></text:span><text:span text:style-name="Strong_20_Emphasis">.000</text:span> il 1° maggio. </text:p>
        </text:list-item>
      </text:list>
      <text:p text:style-name="P33"><text:span text:style-name="Strong_20_Emphasis"><text:span text:style-name="T10">Calcolo della plusvalenza con LiFo</text:span></text:span><text:span text:style-name="T10">:</text:span></text:p>
      <text:list text:style-name="L8">
        <text:list-item>
          <text:p text:style-name="P34">Si considera venduto <text:span text:style-name="T21">1</text:span> BTC acquistato il 1° marzo a €<text:span text:style-name="T21">40</text:span>.000 <text:span text:style-name="T21">+ 0,5 BTC acquistati il 1° gennaio a €10.000 </text:span></text:p>
        </text:list-item>
        <text:list-item>
          <text:p text:style-name="P35">Plusvalenza = (€<text:span text:style-name="T21">6</text:span>0.000 - €<text:span text:style-name="T21">50</text:span>.000) = €<text:span text:style-name="T21">10</text:span>.000. </text:p>
          <text:p text:style-name="P35"/>
        </text:list-item>
      </text:list>
      <text:h text:style-name="Heading_20_4" text:outline-level="4"><text:bookmark-start text:name="__RefHeading___Toc1096_210520393"/><text:span text:style-name="T20">Esempio 3 – </text:span><text:span text:style-name="T2">Scambio tra cripto omogenee e successiva vendita</text:span>:<text:bookmark-end text:name="__RefHeading___Toc1096_210520393"/></text:h>
      <text:list text:style-name="L9">
        <text:list-item>
          <text:p text:style-name="P36">Acquisto di 1 BTC a <text:span text:style-name="Strong_20_Emphasis">€20.000</text:span> il 1° gennaio. </text:p>
        </text:list-item>
        <text:list-item>
          <text:p text:style-name="P36"><text:span text:style-name="T21">Vendita</text:span> di 1 BTC <text:span text:style-name="Strong_20_Emphasis"><text:span text:style-name="T22">per </text:span></text:span><text:span text:style-name="Strong_20_Emphasis"><text:span text:style-name="T20">10 ETH</text:span></text:span> il 1° marzo.</text:p>
        </text:list-item>
        <text:list-item>
          <text:p text:style-name="P37">Vendita di 1 <text:span text:style-name="T21">ETH</text:span> a <text:span text:style-name="Strong_20_Emphasis">€3.000</text:span> il 1° maggio. </text:p>
        </text:list-item>
      </text:list>
      <text:p text:style-name="P33"><text:span text:style-name="Strong_20_Emphasis"><text:span text:style-name="T10">Calcolo della plusvalenza con LiFo</text:span></text:span><text:span text:style-name="T10">:</text:span></text:p>
      <text:p text:style-name="P38">In questo caso va riportato il costo di carico del BTC acquistato l’1 gennaio sui 10 ETH scambiati per quel BTC il 1° marzo e poi successivamente calcolata la plusvalenza sulla vendita del 1° Maggio:</text:p>
      <text:list text:style-name="L10">
        <text:list-item>
          <text:p text:style-name="P39">Si considera venduto il BTC acquistato il 1° marzo <text:span text:style-name="T21">x 10 ETH quindi:</text:span></text:p>
          <text:p text:style-name="P39"><text:span text:style-name="T21">Costo di carico unitario per ETH al 1° marzo = 20000 / 10 = €2.000</text:span> </text:p>
        </text:list-item>
        <text:list-item>
          <text:p text:style-name="P40">Plusvalenza <text:span text:style-name="T21">realizzata per la vendita di 1 ETH il 1° maggio</text:span>= (€3.000 - €2.000) = €<text:span text:style-name="T21">1</text:span>.000. </text:p>
        </text:list-item>
      </text:list>
      <text:p text:style-name="P33"><text:soft-page-break/></text:p>
      <text:h text:style-name="Heading_20_4" text:outline-level="4"><text:bookmark-start text:name="__RefHeading___Toc1098_210520393"/><text:span text:style-name="T20">Esempio </text:span><text:span text:style-name="T23">4 – </text:span><text:span text:style-name="T2">Successivi scambi e vendite cripto omogenee</text:span>:<text:bookmark-end text:name="__RefHeading___Toc1098_210520393"/></text:h>
      <text:list text:style-name="L11">
        <text:list-item>
          <text:p text:style-name="P41">Acquisto di 1 BTC a <text:span text:style-name="Strong_20_Emphasis">€20.000</text:span> il 1° gennaio. </text:p>
        </text:list-item>
        <text:list-item>
          <text:p text:style-name="P41">Acquisto di 1 BTC a <text:span text:style-name="Strong_20_Emphasis">€</text:span><text:span text:style-name="Strong_20_Emphasis"><text:span text:style-name="T24">30</text:span></text:span><text:span text:style-name="Strong_20_Emphasis">.000</text:span> il 1° marzo. </text:p>
        </text:list-item>
        <text:list-item>
          <text:p text:style-name="P42"><text:span text:style-name="T21">Vendita</text:span> di <text:span text:style-name="T25">2</text:span> BTC <text:span text:style-name="Strong_20_Emphasis"><text:span text:style-name="T22">per </text:span></text:span><text:span text:style-name="Strong_20_Emphasis"><text:span text:style-name="T20">10 ETH</text:span></text:span> il <text:span text:style-name="T24">1° di</text:span> <text:span text:style-name="T24">aprile</text:span>.</text:p>
        </text:list-item>
        <text:list-item>
          <text:p text:style-name="P43">Acquisto 1 ETH per <text:span text:style-name="T13">€3.000</text:span> il 1° maggio</text:p>
        </text:list-item>
        <text:list-item>
          <text:p text:style-name="P44">Vendita di <text:span text:style-name="T24">2</text:span> <text:span text:style-name="T24">ETH</text:span> a <text:span text:style-name="Strong_20_Emphasis">€</text:span><text:span text:style-name="Strong_20_Emphasis"><text:span text:style-name="T25">9</text:span></text:span><text:span text:style-name="Strong_20_Emphasis">.000</text:span> il 1° <text:span text:style-name="T24">giugno</text:span>. </text:p>
        </text:list-item>
      </text:list>
      <text:p text:style-name="P33"><text:span text:style-name="Strong_20_Emphasis"><text:span text:style-name="T10">Calcolo della plusvalenza con LiFo</text:span></text:span><text:span text:style-name="T10">:</text:span></text:p>
      <text:list text:style-name="L12">
        <text:list-item>
          <text:p text:style-name="P45">Al punto 3 calcolo il costo di carico per i 10 ETH che sarà :</text:p>
          <text:p text:style-name="P45">(Costo 1 BTC 1° marzo + Costo <text:span text:style-name="T26">1</text:span> BTC 1° gennaio) €30.000+€<text:span text:style-name="T26">2</text:span>0.000=€<text:span text:style-name="T26">5</text:span>0.000</text:p>
          <text:p text:style-name="P45">Il costo di carico unitario per ogni ETH sarà quindi €<text:span text:style-name="T26">5</text:span>.000</text:p>
        </text:list-item>
        <text:list-item>
          <text:p text:style-name="P45">Al punto 5 troverò il costo di carico dei 2 ETH che sarà pari al costo dell’ETH acquistato il 1° maggio (€3.000)+ il costo di carico di 1 degli eth acquistati il 1° aprile (€<text:span text:style-name="T26">5</text:span>.000) e calcolerò la plusvalenza sottraendo il costo al prezzo di vendita.</text:p>
          <text:p text:style-name="P46">Plusvalenza = (€<text:span text:style-name="T26">9</text:span>.000 - €<text:span text:style-name="T26">8</text:span>.000) = €<text:span text:style-name="T24">1</text:span>.000. </text:p>
        </text:list-item>
      </text:list>
      <text:p text:style-name="P47"><text:span text:style-name="T13">NB</text:span>: Non tutti i software si comportano allo stesso modo in questo caso particolare, la maggioranza dei software compreso <text:span text:style-name="T13">Giacenze Crypto</text:span> applica questo sistema ma altri <text:span text:style-name="T26">potrebbero calcolarlo in modo diverso e vi spiego come : </text:span></text:p>
      <text:list text:style-name="L13">
        <text:list-item>
          <text:p text:style-name="P48">Al punto 3 vengono caricati 5 ETH a costo di carico €6.000 (30.000/3) relativi all’acquisto del 1° marzo</text:p>
          <text:p text:style-name="P48">Poi altri 5 ETH a costo di carico €4.000 (20.000/3) relativi all’acquisto del 1° gennaio</text:p>
        </text:list-item>
        <text:list-item>
          <text:p text:style-name="P48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49"><text:span text:style-name="T21"><text:s/></text:span></text:p>
      <text:h text:style-name="Heading_20_4" text:outline-level="4"><text:bookmark-start text:name="__RefHeading___Toc1100_210520393"/><text:span text:style-name="T21">Esempio </text:span><text:span text:style-name="T27">5 – </text:span><text:span text:style-name="T28">Compravendita NFT</text:span>:<text:bookmark-end text:name="__RefHeading___Toc1100_210520393"/></text:h>
      <text:list text:style-name="L14">
        <text:list-item>
          <text:p text:style-name="P50">Acquisto di 1 BTC a <text:span text:style-name="Strong_20_Emphasis">€20.000</text:span> il 1° gennaio. </text:p>
        </text:list-item>
        <text:list-item>
          <text:p text:style-name="P50">Acquisto di 1 BTC a <text:span text:style-name="Strong_20_Emphasis">€</text:span><text:span text:style-name="Strong_20_Emphasis"><text:span text:style-name="T24">30</text:span></text:span><text:span text:style-name="Strong_20_Emphasis">.000</text:span> il 1° marzo. </text:p>
        </text:list-item>
        <text:list-item>
          <text:p text:style-name="P50"><text:span text:style-name="T21">Vendita</text:span> di <text:s/><text:span text:style-name="T27">0.5 </text:span>BTC <text:span text:style-name="Strong_20_Emphasis"><text:span text:style-name="T22">per </text:span></text:span><text:span text:style-name="Strong_20_Emphasis"><text:span text:style-name="T20">1 </text:span></text:span><text:span text:style-name="Strong_20_Emphasis"><text:span text:style-name="T29">NFT</text:span></text:span> <text:span text:style-name="T29">PAPERINO</text:span><text:span text:style-name="T27"> </text:span>il <text:span text:style-name="T24">1° di</text:span> <text:span text:style-name="T24">aprile </text:span><text:span text:style-name="T27">al controvalore di €20.000</text:span>.</text:p>
        </text:list-item>
        <text:list-item>
          <text:p text:style-name="P51">Vendita di <text:span text:style-name="T27">1</text:span> <text:span text:style-name="T27">NFT</text:span> <text:span text:style-name="T27">PAPERINO </text:span>a <text:span text:style-name="Strong_20_Emphasis">€</text:span><text:span text:style-name="Strong_20_Emphasis"><text:span text:style-name="T27">18</text:span></text:span><text:span text:style-name="Strong_20_Emphasis">.000</text:span> il 1° giugno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list text:style-name="L15">
        <text:list-item>
          <text:p text:style-name="P53">Al punto 3 <text:span text:style-name="T27">si </text:span>calco<text:span text:style-name="T27">la la plusvalenza per i 0,5 BTC venduti (scambio tra cripto-attività con diverse caratteristiche e funzioni) </text:span><text:span text:style-name="T28">quindi :</text:span></text:p>
          <text:p text:style-name="P53"><text:span text:style-name="T28">Plus1 = </text:span><text:span text:style-name="T27">€20.000 (valore della transazione) - €15.000 (Costo di carico di 0.5 BTC) = €5.000</text:span></text:p>
          <text:p text:style-name="P54"><text:soft-page-break/>+</text:p>
          <text:p text:style-name="P54">Il valore della transazione diventa il costo di carico per NFT PAPERINO ovvero €20.000</text:p>
        </text:list-item>
        <text:list-item>
          <text:p text:style-name="P55"><text:span text:style-name="T24">Al punto 5 </text:span><text:span text:style-name="T27">vendo NFT PAPERINO realizzando una plusvalenza :</text:span></text:p>
          <text:p text:style-name="P55"><text:span text:style-name="T28">Plus2 = </text:span><text:span text:style-name="T27">€18.000 (Prezzo di vendita) - €20.000 (Costo di carico)= - €2000</text:span></text:p>
        </text:list-item>
        <text:list-item>
          <text:p text:style-name="P54">La plusvalenza totale a fine anno sarà quindi € 3.000 (€5.000-€2.000)</text:p>
        </text:list-item>
      </text:list>
      <text:p text:style-name="P52"/>
      <text:h text:style-name="Heading_20_4" text:outline-level="4"><text:bookmark-start text:name="__RefHeading___Toc1102_210520393"/><text:span text:style-name="T21">Esempio </text:span><text:span text:style-name="T28">6</text:span><text:span text:style-name="T27"> – </text:span><text:span text:style-name="T28">Proventi da Staking</text:span>:<text:bookmark-end text:name="__RefHeading___Toc1102_210520393"/></text:h>
      <text:list text:style-name="L16">
        <text:list-item>
          <text:p text:style-name="P56">Acquisto di 1<text:span text:style-name="T28">0 ETH</text:span> a <text:span text:style-name="Strong_20_Emphasis">€</text:span><text:span text:style-name="Strong_20_Emphasis"><text:span text:style-name="T28">3</text:span></text:span><text:span text:style-name="Strong_20_Emphasis">0.000</text:span> il 1° gennaio. </text:p>
        </text:list-item>
        <text:list-item>
          <text:p text:style-name="P56"><text:span text:style-name="T28">Ricevo</text:span> di <text:span text:style-name="T28">0,</text:span>1 <text:span text:style-name="T28">ETH</text:span> <text:span text:style-name="T28">come provento da staking con prezzo pari a</text:span> <text:span text:style-name="Strong_20_Emphasis">€</text:span><text:span text:style-name="Strong_20_Emphasis"><text:span text:style-name="T24">3</text:span></text:span><text:span text:style-name="Strong_20_Emphasis">00</text:span> il 1° marzo. </text:p>
        </text:list-item>
        <text:list-item>
          <text:p text:style-name="P56"><text:span text:style-name="T21">Vendit</text:span><text:span text:style-name="T30">a di 0,1 ETH a </text:span><text:span text:style-name="T31">€200</text:span><text:span text:style-name="T30"> il 1° giugno</text:span>.</text:p>
          <text:p text:style-name="P56"/>
        </text:list-item>
      </text:list>
      <text:p text:style-name="P57"><text:span text:style-name="Strong_20_Emphasis"><text:span text:style-name="T10">Calcolo della plusvalenza con LiFo</text:span></text:span><text:span text:style-name="T10">:</text:span></text:p>
      <text:list text:style-name="L17">
        <text:list-item>
          <text:p text:style-name="P58">Al punto 2 calcolo una plusvalenza immediata di €300 (Provento da detenzione) a quel punto quei 300€ diventeranno il nuovo costo di carico per i miei 0,1 ETH ricevuti dallo staking quindi:</text:p>
          <text:p text:style-name="P58">Plusvalenza1 = €300</text:p>
        </text:list-item>
        <text:list-item>
          <text:p text:style-name="P58">Al punto 3 vendo 0,1 ETH al prezzo di €200 con costo di carico €300</text:p>
          <text:p text:style-name="P58">Plusvalenza2 = - €100 (200-300)</text:p>
        </text:list-item>
        <text:list-item>
          <text:p text:style-name="P59"><text:span text:style-name="Strong_20_Emphasis"><text:span text:style-name="T10">La plusvalenza totale a fine anno sarà quindi € </text:span></text:span><text:span text:style-name="Strong_20_Emphasis"><text:span text:style-name="T32">2</text:span></text:span><text:span text:style-name="Strong_20_Emphasis"><text:span text:style-name="T10">00 (€</text:span></text:span><text:span text:style-name="Strong_20_Emphasis"><text:span text:style-name="T32">3</text:span></text:span><text:span text:style-name="Strong_20_Emphasis"><text:span text:style-name="T10">00-€</text:span></text:span><text:span text:style-name="Strong_20_Emphasis"><text:span text:style-name="T32">1</text:span></text:span><text:span text:style-name="Strong_20_Emphasis"><text:span text:style-name="T10">00)</text:span></text:span></text:p>
        </text:list-item>
      </text:list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Montserrat, Helvetica, Roboto, Oxygen, Ubuntu, Cantarell, 'Fira Sans'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5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per RT</text:span><text:span text:style-name="MT3"> </text:span><text:span text:style-name="MT4">(Aggiornato alla versione 1.</text:span><text:span text:style-name="MT5">0.30</text:span><text:span text:style-name="MT4">)</text:span><text:span text:style-name="MT3"><text:tab/></text:span><text:bookmark-start text:name="Copia Copia PageNumWizard_FOOTER_Stile di pagina predefinito1 4 1"/><text:page-number text:select-page="current">6</text:page-number> / <text:page-count>6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06T00:45:22.752000000</dc:date>
    <meta:editing-duration>P1DT3H29M11S</meta:editing-duration>
    <meta:editing-cycles>107</meta:editing-cycles>
    <meta:generator>LibreOffice/24.8.3.2$Windows_X86_64 LibreOffice_project/48a6bac9e7e268aeb4c3483fcf825c94556d9f92</meta:generator>
    <meta:document-statistic meta:table-count="0" meta:image-count="1" meta:object-count="0" meta:page-count="6" meta:paragraph-count="122" meta:word-count="1540" meta:character-count="9120" meta:non-whitespace-character-count="7713"/>
  </office:meta>
</office:document-meta>
</file>